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12cm" fo:min-width="1.262cm"/>
    </style:style>
    <style:style style:name="gr2" style:family="graphic" style:parent-style-name="standard">
      <style:graphic-properties draw:textarea-horizontal-align="justify" draw:textarea-vertical-align="middle" draw:auto-grow-height="false" fo:min-height="1.465cm" fo:min-width="1.215cm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3.31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textarea-horizontal-align="justify" draw:textarea-vertical-align="middle" draw:auto-grow-height="false" fo:min-height="1.008cm" fo:min-width="0.66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2.04cm"/>
    </style:style>
    <style:style style:name="gr8" style:family="graphic" style:parent-style-name="standard">
      <style:graphic-properties draw:textarea-horizontal-align="justify" draw:textarea-vertical-align="middle" draw:auto-grow-height="false" fo:min-height="2.036cm" fo:min-width="4.707cm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1.77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5.088cm"/>
    </style:style>
    <style:style style:name="gr11" style:family="graphic" style:parent-style-name="standard">
      <style:graphic-properties draw:textarea-horizontal-align="justify" draw:textarea-vertical-align="middle" draw:auto-grow-height="false" fo:min-height="1.478cm" fo:min-width="1.608cm"/>
    </style:style>
    <style:style style:name="gr12" style:family="graphic" style:parent-style-name="standard">
      <style:graphic-properties draw:textarea-horizontal-align="justify" draw:textarea-vertical-align="middle" draw:auto-grow-height="false" fo:min-height="1.909cm" fo:min-width="4.834cm"/>
    </style:style>
    <style:style style:name="gr13" style:family="graphic" style:parent-style-name="standard">
      <style:graphic-properties draw:textarea-horizontal-align="justify" draw:textarea-vertical-align="middle" draw:auto-grow-height="false" fo:min-height="2.147cm" fo:min-width="1.914cm"/>
    </style:style>
    <style:style style:name="gr14" style:family="graphic" style:parent-style-name="standard">
      <style:graphic-properties draw:textarea-horizontal-align="justify" draw:textarea-vertical-align="middle" draw:auto-grow-height="false" fo:min-height="2.036cm" fo:min-width="3.437cm"/>
    </style:style>
    <style:style style:name="gr15" style:family="graphic" style:parent-style-name="standard">
      <style:graphic-properties draw:textarea-horizontal-align="justify" draw:textarea-vertical-align="middle" draw:auto-grow-height="false" fo:min-height="2.036cm" fo:min-width="3.691cm"/>
    </style:style>
    <style:style style:name="gr16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solid" draw:fill="none" fo:min-height="1.48cm"/>
    </style:style>
    <style:style style:name="gr18" style:family="graphic" style:parent-style-name="standard">
      <style:graphic-properties draw:stroke="none" draw:fill="none" fo:min-height="0.639cm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2.147cm" fo:min-width="1.914cm"/>
    </style:style>
    <style:style style:name="gr20" style:family="graphic" style:parent-style-name="standard">
      <style:graphic-properties draw:textarea-horizontal-align="justify" draw:textarea-vertical-align="middle" draw:auto-grow-height="false" fo:min-height="2.036cm" fo:min-width="4.199cm"/>
    </style:style>
    <style:style style:name="P1" style:family="paragraph"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523cm" svg:height="3.523cm" svg:x="3.732cm" svg:y="2.042cm">
          <text:p text:style-name="P1"><text:span text:style-name="T1">Is keepcounting=0</text:span></text:p>
          <text:p text:style-name="P1"><text:span text:style-name="T1">And</text:span></text:p>
          <text:p text:style-name="P1"><text:span text:style-name="T1">Reset=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3" draw:id="id3" draw:layer="layout" svg:width="3.429cm" svg:height="3.429cm" svg:x="9.001cm" svg:y="1.254cm">
          <text:p text:style-name="P1"><text:span text:style-name="T1">is </text:span></text:p>
          <text:p text:style-name="P1"><text:span text:style-name="T1">keepcounting=0 </text:span></text:p>
          <text:p text:style-name="P1"><text:span text:style-name="T1">and reset =1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1" xml:id="id14" draw:id="id14" draw:layer="layout" svg:width="3.81cm" svg:height="1.905cm" svg:x="6.21cm" svg:y="7.731cm">
          <text:p text:style-name="P1">Reset index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1.915cm" svg:height="0.963cm" svg:x="9.001cm" svg:y="5.572cm">
          <draw:text-box>
            <text:p>yes</text:p>
          </draw:text-box>
        </draw:frame>
        <draw:custom-shape draw:style-name="gr5" draw:text-style-name="P1" xml:id="id1" draw:id="id1" draw:layer="layout" svg:width="1.651cm" svg:height="1.778cm" svg:x="2.008cm" svg:y="1.001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3.659cm" svg:y1="1.89cm" svg:x2="5.494cm" svg:y2="2.042cm" draw:start-shape="id1" draw:start-glue-point="10" draw:end-shape="id2" draw:end-glue-point="4" svg:d="M3659 1890c1224 0 1835 50 1835 152" svg:viewBox="0 0 1836 153">
          <text:p/>
        </draw:connector>
        <draw:connector draw:style-name="gr6" draw:text-style-name="P3" draw:layer="layout" svg:x1="7.255cm" svg:y1="3.804cm" svg:x2="9.001cm" svg:y2="2.969cm" draw:start-shape="id2" draw:start-glue-point="7" draw:end-shape="id3" draw:end-glue-point="5" svg:d="M7255 3804h945v-835h801" svg:viewBox="0 0 1747 836">
          <text:p/>
        </draw:connector>
        <draw:frame draw:style-name="gr4" draw:text-style-name="P2" draw:layer="layout" svg:width="4.447cm" svg:height="0.963cm" svg:x="4.175cm" svg:y="6.461cm">
          <draw:text-box>
            <text:p>yes</text:p>
          </draw:text-box>
        </draw:frame>
        <draw:frame draw:style-name="gr4" draw:text-style-name="P2" draw:layer="layout" svg:width="1.524cm" svg:height="0.963cm" svg:x="13.065cm" svg:y="2.905cm">
          <draw:text-box>
            <text:p>no</text:p>
          </draw:text-box>
        </draw:frame>
        <draw:connector draw:style-name="gr6" draw:text-style-name="P3" draw:layer="layout" svg:x1="5.494cm" svg:y1="5.565cm" svg:x2="2.824cm" svg:y2="8.874cm" draw:start-shape="id2" draw:start-glue-point="6" draw:end-shape="id4" draw:end-glue-point="0" svg:d="M5494 5565v1654h-2670v1655" svg:viewBox="0 0 2671 3310">
          <text:p/>
        </draw:connector>
        <draw:custom-shape draw:style-name="gr7" draw:text-style-name="P1" xml:id="id4" draw:id="id4" draw:layer="layout" svg:width="2.54cm" svg:height="0.889cm" svg:x="1.554cm" svg:y="8.874cm">
          <text:p text:style-name="P1">pass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5.207cm" svg:height="2.286cm" svg:x="3.413cm" svg:y="12.938cm">
          <text:p text:style-name="P1">Sleep 1 second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.824cm" svg:y1="9.763cm" svg:x2="6.016cm" svg:y2="12.938cm" draw:start-shape="id4" draw:start-glue-point="2" draw:end-shape="id5" draw:end-glue-point="0" svg:d="M2824 9763v1587h3192v1588" svg:viewBox="0 0 3193 3176">
          <text:p/>
        </draw:connector>
        <draw:custom-shape draw:style-name="gr9" draw:text-style-name="P1" xml:id="id6" draw:id="id6" draw:layer="layout" svg:width="4.539cm" svg:height="4.572cm" svg:x="14.462cm" svg:y="0.619cm">
          <text:p text:style-name="P1"><text:span text:style-name="T1">Is index less than</text:span></text:p>
          <text:p text:style-name="P1"><text:span text:style-name="T1">Time limit and </text:span></text:p>
          <text:p text:style-name="P1"><text:span text:style-name="T1">keepCounting=1</text:span></text:p>
          <text:p text:style-name="P1"><text:span text:style-name="T1">And reset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xml:id="id7" draw:id="id7" draw:layer="layout" svg:width="5.588cm" svg:height="1.016cm" svg:x="12.303cm" svg:y="6.38cm">
          <text:p text:style-name="P1"><text:span text:style-name="T2">Increment index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6.732cm" svg:y1="5.191cm" svg:x2="15.097cm" svg:y2="6.38cm" draw:start-shape="id6" draw:start-glue-point="6" draw:end-shape="id7" draw:end-glue-point="0" svg:d="M16732 5191v595h-1635v594" svg:viewBox="0 0 1636 1190">
          <text:p/>
        </draw:connector>
        <draw:frame draw:style-name="gr4" draw:text-style-name="P2" draw:layer="layout" svg:width="4.447cm" svg:height="0.963cm" svg:x="6.967cm" svg:y="9.435cm">
          <draw:text-box>
            <text:p>yes</text:p>
          </draw:text-box>
        </draw:frame>
        <draw:connector draw:style-name="gr6" draw:text-style-name="P3" draw:layer="layout" draw:line-skew="0.358cm" svg:x1="15.097cm" svg:y1="7.396cm" svg:x2="6.016cm" svg:y2="12.938cm" draw:start-shape="id7" draw:start-glue-point="2" draw:end-shape="id5" draw:end-glue-point="0" svg:d="M15097 7396v3129h-9081v2413" svg:viewBox="0 0 9082 5543">
          <text:p/>
        </draw:connector>
        <draw:custom-shape draw:style-name="gr11" draw:text-style-name="P1" xml:id="id8" draw:id="id8" draw:layer="layout" svg:width="4.215cm" svg:height="3.455cm" svg:x="15.927cm" svg:y="8.467cm">
          <text:p text:style-name="P1"><text:span text:style-name="T1">Is index </text:span></text:p>
          <text:p text:style-name="P1"><text:span text:style-name="T1">Equal to time </text:span></text:p>
          <text:p text:style-name="P1"><text:span text:style-name="T1">Lim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1" xml:id="id9" draw:id="id9" draw:layer="layout" svg:width="5.334cm" svg:height="2.159cm" svg:x="14.527cm" svg:y="13.381cm">
          <text:p text:style-name="P1">Publish turn timer</text:p>
          <text:p text:style-name="P1"><text:s/>complete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8.035cm" svg:y1="11.922cm" svg:x2="17.194cm" svg:y2="13.381cm" draw:start-shape="id8" draw:start-glue-point="6" draw:end-shape="id9" draw:end-glue-point="0" svg:d="M18035 11922v729h-841v730" svg:viewBox="0 0 842 1460">
          <text:p/>
        </draw:connector>
        <draw:connector draw:style-name="gr6" draw:text-style-name="P3" draw:layer="layout" draw:line-skew="1.461cm" svg:x1="15.927cm" svg:y1="10.195cm" svg:x2="8.62cm" svg:y2="14.081cm" draw:start-shape="id8" draw:start-glue-point="5" draw:end-shape="id5" draw:end-glue-point="1" svg:d="M15927 10195h-2193v3886h-5114" svg:viewBox="0 0 7308 3887">
          <text:p/>
        </draw:connector>
        <draw:frame draw:style-name="gr4" draw:text-style-name="P2" draw:layer="layout" svg:width="1.397cm" svg:height="0.963cm" svg:x="8.112cm" svg:y="3.72cm">
          <draw:text-box>
            <text:p>no</text:p>
          </draw:text-box>
        </draw:frame>
        <draw:frame draw:style-name="gr4" draw:text-style-name="P2" draw:layer="layout" svg:width="4.447cm" svg:height="0.963cm" svg:x="14.079cm" svg:y="10.324cm">
          <draw:text-box>
            <text:p>no</text:p>
          </draw:text-box>
        </draw:frame>
        <draw:frame draw:style-name="gr4" draw:text-style-name="P2" draw:layer="layout" svg:width="4.447cm" svg:height="0.963cm" svg:x="17cm" svg:y="12.102cm">
          <draw:text-box>
            <text:p>yes</text:p>
          </draw:text-box>
        </draw:frame>
        <draw:connector draw:style-name="gr6" draw:text-style-name="P3" draw:layer="layout" svg:x1="17.194cm" svg:y1="15.54cm" svg:x2="6.016cm" svg:y2="12.938cm" draw:start-shape="id9" draw:start-glue-point="2" draw:end-shape="id5" draw:end-glue-point="0" svg:d="M17194 15540v500h-5621v-3603h-5557v501" svg:viewBox="0 0 11179 3604">
          <text:p/>
        </draw:connector>
        <draw:connector draw:style-name="gr6" draw:text-style-name="P3" draw:layer="layout" draw:line-skew="-1.657cm" svg:x1="3.413cm" svg:y1="14.081cm" svg:x2="3.732cm" svg:y2="3.803cm" draw:start-shape="id5" draw:start-glue-point="3" draw:end-shape="id2" svg:d="M3413 14081h-2199v-10278h2518" svg:viewBox="0 0 2519 10279">
          <text:p/>
        </draw:connector>
        <draw:connector draw:style-name="gr6" draw:text-style-name="P3" draw:layer="layout" draw:line-skew="0cm 0.775cm" svg:x1="19.001cm" svg:y1="2.905cm" svg:x2="18.035cm" svg:y2="8.467cm" draw:start-shape="id6" draw:start-glue-point="7" draw:end-shape="id8" draw:end-glue-point="4" svg:d="M19001 2905h501v4699h-1467v863" svg:viewBox="0 0 1468 5563">
          <text:p/>
        </draw:connector>
        <draw:custom-shape draw:style-name="gr13" draw:text-style-name="P1" xml:id="id10" draw:id="id10" draw:layer="layout" svg:width="4.826cm" svg:height="4.793cm" svg:x="1.046cm" svg:y="16.711cm">
          <text:p text:style-name="P1"><text:span text:style-name="T1">timer_control_topic</text:span></text:p>
          <text:p text:style-name="P1"><text:span text:style-name="T1">received Message</text:span></text:p>
          <text:p text:style-name="P1"><text:span text:style-name="T1"><text:s/></text:span><text:span text:style-name="T1">==start_tim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" xml:id="id11" draw:id="id11" draw:layer="layout" svg:width="3.937cm" svg:height="2.286cm" svg:x="8.023cm" svg:y="17.772cm">
          <text:p text:style-name="P1"><text:span text:style-name="T1">Set </text:span></text:p>
          <text:p text:style-name="P1"><text:span text:style-name="T1">keepcounting=1</text:span></text:p>
          <text:p text:style-name="P1"><text:span text:style-name="T1">Reset=0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xml:id="id12" draw:id="id12" draw:layer="layout" svg:width="4.826cm" svg:height="4.793cm" svg:x="13.446cm" svg:y="17.129cm">
          <text:p text:style-name="P4"><text:span text:style-name="T1">timer_control_topic</text:span></text:p>
          <text:p text:style-name="P4"><text:span text:style-name="T1">received Message</text:span></text:p>
          <text:p text:style-name="P1"><text:span text:style-name="T1"><text:s/></text:span><text:span text:style-name="T1">==pause_tim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13" draw:id="id13" draw:layer="layout" svg:width="4.191cm" svg:height="2.286cm" svg:x="16.313cm" svg:y="21.855cm">
          <text:p text:style-name="P1"><text:span text:style-name="T1">Set </text:span></text:p>
          <text:p text:style-name="P1"><text:span text:style-name="T1">Keepcounting=0</text:span></text:p>
          <text:p text:style-name="P1"><text:span text:style-name="T1">reset=0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5.872cm" svg:y1="19.108cm" svg:x2="8.023cm" svg:y2="18.915cm" draw:start-shape="id10" draw:start-glue-point="7" draw:end-shape="id11" draw:end-glue-point="3" svg:d="M5872 19108c1614 0 539-193 2151-193" svg:viewBox="0 0 2152 194">
          <text:p/>
        </draw:connector>
        <draw:connector draw:style-name="gr6" draw:text-style-name="P3" draw:layer="layout" draw:type="curve" svg:x1="18.272cm" svg:y1="19.526cm" svg:x2="18.408cm" svg:y2="21.855cm" draw:start-shape="id12" draw:start-glue-point="7" draw:end-shape="id13" draw:end-glue-point="0" svg:d="M18272 19526c91 0 136 776 136 2329" svg:viewBox="0 0 137 2330">
          <text:p/>
        </draw:connector>
        <draw:frame draw:style-name="gr4" draw:text-style-name="P2" draw:layer="layout" svg:width="4.447cm" svg:height="0.963cm" svg:x="5.697cm" svg:y="19.169cm">
          <draw:text-box>
            <text:p>yes</text:p>
          </draw:text-box>
        </draw:frame>
        <draw:frame draw:style-name="gr4" draw:text-style-name="P2" draw:layer="layout" svg:width="4.447cm" svg:height="0.963cm" svg:x="17.764cm" svg:y="19.722cm">
          <draw:text-box>
            <text:p>yes</text:p>
          </draw:text-box>
        </draw:frame>
        <draw:line draw:style-name="gr16" draw:text-style-name="P3" draw:layer="layout" svg:x1="1cm" svg:y1="16.494cm" svg:x2="20.59cm" svg:y2="16.494cm">
          <text:p/>
        </draw:line>
        <draw:frame draw:style-name="gr17" draw:text-style-name="P2" draw:layer="layout" svg:width="4.447cm" svg:height="3.095cm" svg:x="0.111cm" svg:y="23.686cm">
          <draw:text-box>
            <text:p>Subscriber callbacks running in parallel</text:p>
          </draw:text-box>
        </draw:frame>
        <draw:connector draw:style-name="gr6" draw:text-style-name="P3" draw:layer="layout" svg:x1="12.43cm" svg:y1="2.969cm" svg:x2="14.462cm" svg:y2="2.905cm" draw:start-shape="id3" draw:start-glue-point="7" draw:end-shape="id6" draw:end-glue-point="5" svg:d="M12430 2969h1051v-64h981" svg:viewBox="0 0 2033 65">
          <text:p/>
        </draw:connector>
        <draw:connector draw:style-name="gr6" draw:text-style-name="P3" draw:layer="layout" svg:x1="10.716cm" svg:y1="4.683cm" svg:x2="8.115cm" svg:y2="7.731cm" draw:start-shape="id3" draw:start-glue-point="6" draw:end-shape="id14" draw:end-glue-point="0" svg:d="M10716 4683v1524h-2601v1524" svg:viewBox="0 0 2602 3049">
          <text:p/>
        </draw:connector>
        <draw:frame draw:style-name="gr4" draw:text-style-name="P2" draw:layer="layout" svg:width="1.653cm" svg:height="0.963cm" svg:x="14.208cm" svg:y="7.477cm">
          <draw:text-box>
            <text:p>yes</text:p>
          </draw:text-box>
        </draw:frame>
        <draw:frame draw:style-name="gr4" draw:text-style-name="P2" draw:layer="layout" svg:width="4.447cm" svg:height="0.963cm" svg:x="16.621cm" svg:y="4.937cm">
          <draw:text-box>
            <text:p>yes</text:p>
          </draw:text-box>
        </draw:frame>
        <draw:frame draw:style-name="gr18" draw:text-style-name="P2" draw:layer="layout" svg:width="1.524cm" svg:height="0.962cm" svg:x="19.034cm" svg:y="3.975cm">
          <draw:text-box>
            <text:p>no</text:p>
          </draw:text-box>
        </draw:frame>
        <draw:connector draw:style-name="gr6" draw:text-style-name="P3" draw:layer="layout" svg:x1="8.115cm" svg:y1="9.636cm" svg:x2="6.016cm" svg:y2="12.938cm" draw:start-shape="id14" draw:start-glue-point="2" draw:end-shape="id5" svg:d="M8115 9636v1651h-2099v1651" svg:viewBox="0 0 2100 3303">
          <text:p/>
        </draw:connector>
        <draw:custom-shape draw:style-name="gr19" draw:text-style-name="P4" xml:id="id15" draw:id="id15" draw:layer="layout" svg:width="4.826cm" svg:height="4.793cm" svg:x="4.556cm" svg:y="21.226cm">
          <text:p text:style-name="P4"><text:span text:style-name="T1">timer</text:span><text:span text:style-name="T1">_con</text:span><text:span text:style-name="T1">trol_t</text:span><text:span text:style-name="T1">opic</text:span></text:p>
          <text:p text:style-name="P4"><text:span text:style-name="T1">recei</text:span><text:span text:style-name="T1">ved </text:span><text:span text:style-name="T1">Mes</text:span><text:span text:style-name="T1">sage</text:span></text:p>
          <text:p text:style-name="P1"><text:span text:style-name="T1"><text:s/></text:span><text:span text:style-name="T1">==st</text:span><text:span text:style-name="T1">op_ti</text:span><text:span text:style-name="T1">m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1" xml:id="id16" draw:id="id16" draw:layer="layout" svg:width="4.699cm" svg:height="2.286cm" svg:x="10.844cm" svg:y="24.368cm">
          <text:p text:style-name="P1"><text:span text:style-name="T1">Set </text:span></text:p>
          <text:p text:style-name="P1"><text:span text:style-name="T1">Keepcounting=0</text:span></text:p>
          <text:p text:style-name="P1"><text:span text:style-name="T1">reset=1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draw:type="curve" svg:x1="9.382cm" svg:y1="23.623cm" svg:x2="10.844cm" svg:y2="25.511cm" draw:start-shape="id15" draw:start-glue-point="7" draw:end-shape="id16" draw:end-glue-point="3" svg:d="M9382 23623c1096 0 366 1888 1462 1888" svg:viewBox="0 0 1463 1889">
          <text:p/>
        </draw:connector>
        <draw:frame draw:style-name="gr4" draw:text-style-name="P2" draw:layer="layout" svg:width="4.447cm" svg:height="0.963cm" svg:x="9.126cm" svg:y="23.86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5T12:07:52.431312463</meta:creation-date>
    <dc:date>2021-11-05T12:34:58.157995997</dc:date>
    <meta:editing-duration>PT5M40S</meta:editing-duration>
    <meta:editing-cycles>4</meta:editing-cycles>
    <meta:generator>LibreOffice/6.0.7.3$Linux_AARCH64 LibreOffice_project/00m0$Build-3</meta:generator>
    <meta:document-statistic meta:object-count="48"/>
  </office:meta>
</office:document-meta>
</file>